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in" loext:contextual-spacing="true" fo:line-height="200%" fo:text-align="start" style:justify-single-word="false" fo:text-indent="0in" style:auto-text-indent="false" style:page-number="auto" fo:background-color="transparent"/>
      <style:text-properties style:font-name="Times New Roman" fo:font-weight="bold" officeooo:rsid="0019102e" officeooo:paragraph-rsid="0019102e" style:font-weight-asian="bold" style:font-weight-complex="bold"/>
    </style:style>
    <style:style style:name="P2"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normal" officeooo:rsid="0019102e" officeooo:paragraph-rsid="0019102e" style:font-weight-asian="normal" style:font-weight-complex="normal"/>
    </style:style>
    <style:style style:name="P3"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weight="normal" officeooo:rsid="0019102e" officeooo:paragraph-rsid="0019102e" style:font-weight-asian="normal" style:font-weight-complex="normal"/>
    </style:style>
    <style:style style:name="P4" style:family="paragraph" style:parent-style-name="Standard">
      <loext:graphic-properties draw:fill="none"/>
      <style:paragraph-properties fo:margin-left="0in" fo:margin-right="0in" fo:margin-top="0in" fo:margin-bottom="0in" loext:contextual-spacing="true" fo:line-height="200%" fo:text-align="start" style:justify-single-word="false" fo:text-indent="0in" style:auto-text-indent="false" fo:background-color="transparent"/>
      <style:text-properties style:font-name="Times New Roman" fo:font-style="italic" fo:font-weight="normal" officeooo:rsid="0026c510" officeooo:paragraph-rsid="0026c510" style:font-style-asian="italic" style:font-weight-asian="normal" style:font-style-complex="italic" style:font-weight-complex="normal"/>
    </style:style>
    <style:style style:name="T1" style:family="text">
      <style:text-properties officeooo:rsid="00197b06"/>
    </style:style>
    <style:style style:name="T2" style:family="text">
      <style:text-properties officeooo:rsid="001b66fd"/>
    </style:style>
    <style:style style:name="T3" style:family="text">
      <style:text-properties officeooo:rsid="0020a446"/>
    </style:style>
    <style:style style:name="T4" style:family="text">
      <style:text-properties officeooo:rsid="00223247"/>
    </style:style>
    <style:style style:name="T5" style:family="text">
      <style:text-properties officeooo:rsid="0022ff42"/>
    </style:style>
    <style:style style:name="T6" style:family="text">
      <style:text-properties officeooo:rsid="0024ba5a"/>
    </style:style>
    <style:style style:name="T7" style:family="text">
      <style:text-properties officeooo:rsid="0026c510"/>
    </style:style>
    <style:style style:name="T8" style:family="text">
      <style:text-properties fo:font-style="normal" style:font-style-asian="normal" style:font-style-complex="normal"/>
    </style:style>
    <style:style style:name="T9" style:family="text">
      <style:text-properties fo:font-style="normal" officeooo:rsid="002821f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tting Stitches</text:p>
      <text:p text:style-name="P2"><text:tab/>Carnadine approaches Slip Stitch in the break room of Ashen Sky’s section of the Tribals. She is in a mood. Her mane is in disarray. Her breath still holds the scent of smoke. Her eyes are hooded. The pep is gone out of the Burgundy mare. She slices her eyes over the room until they come to rest on Slip Stitch. He appear<text:span text:style-name="T4">s</text:span> to be just finishing up a phone call. Carnadine snorts a breath out. Her eyes narrow a little more. <text:line-break/><text:tab/>“Stitch.” She says. The tone is cold, sharp. Like a knife. <text:line-break/><text:tab/>The purple pony starts. He looks over at Carnadine with wide, rabbit eyes. His mouth twitches open once. He shuts it. A few scenarios run through his head. Carnadine’s expression softens a little as she waits for Stitch to finish thinking of why she might be angry at him and how best to placate her. <text:line-break/><text:tab/>“I’m sorry and I’ll buy you a...” Stitch hesitates for a moment. Going over previous conversations in his mind. “...muffin?” Stitch hazards. Carnadine gives <text:span text:style-name="T1">nothing away. “To...make up for whatever I did?” Stitch finishes on a limp note. </text:span></text:p>
      <text:p text:style-name="P2"><text:tab/>“<text:span text:style-name="T1">Stitch. I’m not here for anything that you did. I’m not pissed at you.” </text:span></text:p>
      <text:p text:style-name="P2"><text:tab/><text:span text:style-name="T1">For a moment. For a crystalline, perfect moment, Slip Sitch looks utterly at ease. Beatific. The next words out of the burgundy mare’s mouth bring him crashing back down to reality.<text:line-break/><text:tab/>“Right now.”</text:span></text:p>
      <text:p text:style-name="P2"><text:tab/><text:span text:style-name="T1">The happy expression on Stitch’s face melts away like water down a toilet bowl. </text:span></text:p>
      <text:p text:style-name="P2"><text:tab/>“<text:span text:style-name="T1">I’m here because I need some stress relief. McGill is out taking care of something. Copper is busy and...” Carnadine hesitates for a moment. Mulling over something in her head before speaking. “Cold. Too much like a kid. That kind of thing.” Carnadine’s focus comes back to Stitch. Her gaze is a little sharp for comfort. “So, I need you.”<text:line-break/><text:tab/>“For…?” Stitch asks. <text:line-break/><text:tab/>“For stress relief.” Carnadine says. She takes a few steps forward. Her hips sway a little as she walks. </text:span></text:p>
      <text:p text:style-name="P2"><text:soft-page-break/><text:tab/>“<text:span text:style-name="T1">Bu-” Stitch starts to say. He does not finish the word or the thought accompanying it. Carnadine’s lips slip over his own. Carnie’s hoof wraps around the back of his neck and pulls him in tight. She forces him to lean into the kiss. Forces him to open his mouth and accept her hot, questing tongue. Carnadine lifts Stitch off the ground. She moves a little ways to the left and slams the both of them into a coffee table. It creaks under their weight, but it accepts them without breaking. Carnadine pulls away from Stitch’s mouth for a moment. </text:span></text:p>
      <text:p text:style-name="P2"><text:tab/>“<text:span text:style-name="T2">Wh...wh...what?” Stitch asks in a hush voice.<text:line-break/><text:tab/>“Stress relief.” Carnadine says in a husky, low voice. </text:span></text:p>
      <text:p text:style-name="P2"><text:tab/><text:span text:style-name="T2">The burgundy mare pushes Stitch up a little further onto the table. The purple pony is on his back. His white lab coat is splaying out on either side of him. There is a visible bulge in his pants. Carnadine’s eyes slide onto it and stick. Carnadine puts her hooves to either side of Stitch’s hips. She lowers her head down until her snout is just above his crotch. She bites down on Stitch’s belt buckle. She pops the catch out with a sharp tug of her head. She looks up to Stitch’s face. She sees the sweat matting his fur. His wide eyes. The still open lips. The deep, heavy breathing. </text:span></text:p>
      <text:p text:style-name="P2"><text:tab/>“<text:span text:style-name="T3">Isn’t this what you’ve always fantasized about, Stitch?” Carnadine says. She bends her head down again. She presses her snout into the button of his trousers. Her tongue slips out of her mouth. Carnie’s tongue curls around the button of Stitch’s pants. She moves her head up a little. A short movement of her tongue. The button pops free. Carnadine moves her head. She bites down on the zipper of Stitch’s pants and drags it down. Carnadine lets go of the zipper and straightens up in one smooth, sinuous motion. </text:span></text:p>
      <text:p text:style-name="P2"><text:tab/>“<text:span text:style-name="T3">Carnadine. Always giving you so much trouble. Never appreciating you enough. Taking you from one raging fire to another like a purple fire extinguisher.”</text:span></text:p>
      <text:p text:style-name="P2"><text:tab/><text:span text:style-name="T3">Carnadine grabs hold of Stitch’s pants. She tugs them halfway down his legs with one sharp movement. </text:span></text:p>
      <text:p text:style-name="P2"><text:soft-page-break/><text:tab/>“<text:span text:style-name="T3">Didn’t you always want the chance to show me how much of a stallion you are?”<text:line-break/><text:tab/>Carnadine tugs Stitch’s pants all the way off.</text:span></text:p>
      <text:p text:style-name="P2"><text:tab/>“<text:span text:style-name="T3">Didn’t you always want to shut me up and show me what a big boy you are?”</text:span></text:p>
      <text:p text:style-name="P2"><text:tab/><text:span text:style-name="T4">Carnadine lets Stitch’s pants drop to the floor. She bends her head down to his crotch again. She sizes up the bulge tenting the fabric of Stitch’s underwear. She hums to herself. Then, her eyes cut up to look at Stitch’s face. </text:span></text:p>
      <text:p text:style-name="P2"><text:tab/>“<text:span text:style-name="T4">Well, you’re not going to. You’re going to lay there, like a good little colt.”</text:span></text:p>
      <text:p text:style-name="P2"><text:tab/><text:span text:style-name="T4">Carnadine grabs the hem of Stitch’s underwear in her teeth. She yanks the garment down around his ankles. His length slaps into his belly, hard. Carnadine’s eyes roll over it. A little smile dances at her lips.</text:span></text:p>
      <text:p text:style-name="P2"><text:tab/>“<text:span text:style-name="T4">And I’m going to fuck you, little colt.”</text:span></text:p>
      <text:p text:style-name="P2"><text:tab/><text:span text:style-name="T5">Carnadine slides herself forward and over Stitch. Her stomach presses against his. There is hard muscle underneath her soft, reddish fur. Carnadine bends her head. She opens her mouth and slips the head of Stitch’s cock past her lips. Carnadine’s mouth is hot. Her tongue spreads that heat around Stitch’s tip in swirls of pleasure. Carnie starts to bob and suckle on Stitch. Her lips taking in a little more of him each time. Her hooves busy themselves with the stallion’s balls. She molds them in her strong hooves. She is gentle, but firm. </text:span></text:p>
      <text:p text:style-name="P2"><text:tab/><text:span text:style-name="T5">Stitch stares down at Carnadine. He grits his teeth. He tries not to make any noise. Carnadine is not making that attempt at modesty easy. She is pushing herself further and further down on Stitch’s rod. She lets herself gag a little. Lets the muscles in her throat tighten and mold around the cock making its way down her throat. Carnie’s tongue presses against the bottom of Stitch’s shaft. Carnie bends and twists, coaxing the stallion underneath her to climax. </text:span></text:p>
      <text:p text:style-name="P2"><text:tab/><text:span text:style-name="T6">She can feel the stallion underneath her squirming. She can feel his hips bucking. She can feel the loss of control in every movement of his body. She can feel him trying to put the situation together </text:span><text:soft-page-break/><text:span text:style-name="T6">in his mind. The gears of Stitch’s mind grind as Carnadine’s mouth slides slick and sensuous over Stitch’s rod. </text:span></text:p>
      <text:p text:style-name="P2"><text:tab/><text:span text:style-name="T6">His hips buck up and stay up. Carnadine feels the balls in her hooves hitch up. She swallows. The motion teases the cock lodging itself in her throat. The flare is restricting Carnadine’s airflow. Nothing she hasn’t dealt with before. The burgundy mare turns her green eyes up to Stitch. A brief memory pops into Stitch’s head. Another look. Different circumstances. Different expression. The same position. Looking up at him. </text:span></text:p>
      <text:p text:style-name="P2"><text:tab/><text:span text:style-name="T6">Stitch tries to reach forward. He tries to put his hooves onto Carnadine. Carnie tightens her hold on his balls. Stitch relents. He keeps his hooves on the table. The length in Carnie’s throat pulses. Underneath her tongue, muscles move and veins bulge. The cock in Carnie’s mouth bucks as the first rope of cum splatters the back of her throat. Carnadine keeps her eyes on Stitch. Forest green and dangerous. Carnie has always been a little more wild than most ponies. Her feral eyes are a testament to that. Stitch finds himself staring back as the burgundy mare milks him for cum and closeness. </text:span></text:p>
      <text:p text:style-name="P2"><text:tab/><text:span text:style-name="T7">Soon, Stitch is finished. Carnadine pulls her head up. The movement is slow. Carnie is taking her time and enjoying the experience. A wet pop echoes through the room as Stitch’s glistening length slips out between Carnie’s tight lips. Carnadine runs her tongue over her lips. Slurping up any remaining trace of Stitch’s orgasm. Stitch, for his part, lays on the table. He pants into the open air. His brain races to figure out just what the hell just happened. There is a higher chance that he is having a stroke and imagining all this than Carnadine pinning him to the break room table and sucking him off. Stitch snaps out of his reverie when something bonks him on the side of the head. He blinks twice. Then, he sees Carnadine standing next to him with a soda from one of the break room vending machines. Neither question the peculiarity of a gang break-room having vending machines in it. Some things just exist in certain places. Stitch takes the soda can in one trembling hoof. Carnie pops the top for him. She leans in close. Her lips tickle against his ear. <text:line-break/></text:span><text:soft-page-break/><text:span text:style-name="T7"><text:tab/>“Drink up. I want at least a few more rounds out of you, and it’s important for little colts to stay hydrated.”</text:span></text:p>
      <text:p text:style-name="P2"><text:tab/><text:span text:style-name="T7">Carnadine pushes the soda can up to his mouth.</text:span></text:p>
      <text:p text:style-name="P4">#</text:p>
      <text:p text:style-name="P4">Several hours later<text:span text:style-name="T8"><text:line-break/><text:tab/>Carnadine walks out of the break room with a spring in her step and a warm, full belly. Inside, the room is in chaos. Slip Sitch’s clothes are in tatters. He has multiple teeth marks on his neck, along with a pronounced hicky. Lipstick and honeybun glaze cover his face and lips. The table he rests on is broken. Slices of half eaten pineapple rings hang off of Stitch’s soft member. There are googley eyes stuck to his balls, one to each. </text:span><text:span text:style-name="T9">The stallion barely has the strength left in him to keep breathing.</text:span></text:p>
      <text:p text:style-name="P4"><text:span text:style-name="T9"><text:tab/>Carnadine turns around in the hallway of the break room to look at Stitch. She gives him a winning smile. </text:span></text:p>
      <text:p text:style-name="P4"><text:span text:style-name="T9"><text:tab/>“I’ll be back with a towel as soon as I find the showers.”</text:span></text:p>
      <text:p text:style-name="P4"><text:span text:style-name="T9"><text:tab/>Carnadine turns around and starts walking off. </text:span></text:p>
      <text:p text:style-name="P4"><text:span text:style-name="T9"><text:tab/>“It might take me a wh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8:43:23.777000000</meta:creation-date>
    <dc:title>Times New Roman Twelve Point Double Space</dc:title>
    <meta:editing-duration>PT21H2M28S</meta:editing-duration>
    <meta:editing-cycles>3</meta:editing-cycles>
    <meta:generator>LibreOffice/6.1.2.1$Windows_X86_64 LibreOffice_project/65905a128db06ba48db947242809d14d3f9a93fe</meta:generator>
    <dc:date>2020-03-26T23:18:07.498000000</dc:date>
    <meta:document-statistic meta:table-count="0" meta:image-count="0" meta:object-count="0" meta:page-count="5" meta:paragraph-count="31" meta:word-count="1604" meta:character-count="8994" meta:non-whitespace-character-count="7361"/>
    <meta:template xlink:type="simple" xlink:actuate="onRequest" xlink:title="Times New Roman Twelve Point Double Space" xlink:href="../../AppData/Roaming/LibreOffice/4/user/template/Times%20New%20Roman%20Twelve%20Point%20Double%20Space.ott" meta:date="2020-03-17T18:43:22.816000000"/>
  </office:meta>
</office:document-meta>
</file>